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10107b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Standard">
      <style:paragraph-properties fo:margin-top="0in" fo:margin-bottom="0.0402in" style:contextual-spacing="false"/>
    </style:style>
    <style:style style:name="P7" style:family="paragraph" style:parent-style-name="Standard">
      <style:paragraph-properties fo:margin-top="0in" fo:margin-bottom="0.0598in" style:contextual-spacing="false"/>
    </style:style>
    <style:style style:name="P8" style:family="paragraph" style:parent-style-name="Standard">
      <style:paragraph-properties fo:margin-top="0in" fo:margin-bottom="0.0799in" style:contextual-spacing="false"/>
    </style:style>
    <style:style style:name="P9" style:family="paragraph" style:parent-style-name="Standard">
      <style:paragraph-properties fo:margin-top="0in" fo:margin-bottom="0.1in" style:contextual-spacing="false"/>
    </style:style>
    <style:style style:name="P10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2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loext:padding="0in" loext:border="none"/>
    </style:style>
    <style:style style:name="T4" style:family="text">
      <style:text-properties style:text-position="super 58%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632. Smallest Range Covering Elements from K Lists</text:h>
      <text:p text:style-name="P10">You have <text:span text:style-name="Source_20_Text"><text:span text:style-name="T1">k</text:span></text:span> lists of sorted integers in <text:span text:style-name="Strong_20_Emphasis"><text:span text:style-name="T2">non-decreasing order</text:span></text:span>. Find the <text:span text:style-name="T3">smallest</text:span> range that includes at least one number from each of the <text:span text:style-name="Source_20_Text"><text:span text:style-name="T1">k</text:span></text:span> lists.</text:p>
      <text:p text:style-name="P10">We define the range <text:span text:style-name="Source_20_Text"><text:span text:style-name="T1">[a, b]</text:span></text:span> is smaller than range <text:span text:style-name="Source_20_Text"><text:span text:style-name="T1">[c, d]</text:span></text:span> if <text:span text:style-name="Source_20_Text"><text:span text:style-name="T1">b - a &lt; d - c</text:span></text:span> <text:span text:style-name="Strong_20_Emphasis"><text:span text:style-name="T2">or</text:span></text:span> <text:span text:style-name="Source_20_Text"><text:span text:style-name="T1">a &lt; c</text:span></text:span> if <text:span text:style-name="Source_20_Text"><text:span text:style-name="T1">b - a == d - c</text:span></text:span>.</text:p>
      <text:p text:style-name="P10"><text:span text:style-name="Strong_20_Emphasis"><text:span text:style-name="T2">Example 1:</text:span></text:span></text:p>
      <text:p text:style-name="P2"><text:span text:style-name="Strong_20_Emphasis"><text:span text:style-name="T2">Input:</text:span></text:span> nums = [[4,10,15,24,26],[0,9,12,20],[5,18,22,30]]</text:p>
      <text:p text:style-name="P2"><text:span text:style-name="Strong_20_Emphasis"><text:span text:style-name="T2">Output:</text:span></text:span> [20,24]</text:p>
      <text:p text:style-name="P2"><text:span text:style-name="Strong_20_Emphasis"><text:span text:style-name="T2">Explanation: </text:span></text:span></text:p>
      <text:p text:style-name="P5">List 1: [4, 10, 15, 24,26], 24 is in range [20,24].</text:p>
      <text:p text:style-name="P5">List 2: [0, 9, 12, 20], 20 is in range [20,24].</text:p>
      <text:p text:style-name="P4">List 3: [5, 18, 22, 30], 22 is in range [20,24].</text:p>
      <text:p text:style-name="P10"><text:span text:style-name="Strong_20_Emphasis"><text:span text:style-name="T2">Example 2:</text:span></text:span></text:p>
      <text:p text:style-name="P2"><text:span text:style-name="Strong_20_Emphasis"><text:span text:style-name="T2">Input:</text:span></text:span> nums = [[1,2,3],[1,2,3],[1,2,3]]</text:p>
      <text:p text:style-name="P3"><text:span text:style-name="Strong_20_Emphasis"><text:span text:style-name="T2">Output:</text:span></text:span> [1,1]</text:p>
      <text:p text:style-name="P10"><text:span text:style-name="Strong_20_Emphasis"><text:span text:style-name="T2">Constraints:</text:span></text:span></text:p>
      <text:list text:style-name="L1">
        <text:list-item>
          <text:p text:style-name="P11"><text:span text:style-name="Source_20_Text"><text:span text:style-name="T1">nums.length == k</text:span></text:span></text:p>
        </text:list-item>
        <text:list-item>
          <text:p text:style-name="P11"><text:span text:style-name="Source_20_Text"><text:span text:style-name="T1">1 &lt;= k &lt;= 3500</text:span></text:span></text:p>
        </text:list-item>
        <text:list-item>
          <text:p text:style-name="P11"><text:span text:style-name="Source_20_Text"><text:span text:style-name="T1">1 &lt;= nums[i].length &lt;= 50</text:span></text:span></text:p>
        </text:list-item>
        <text:list-item>
          <text:p text:style-name="P11"><text:span text:style-name="Source_20_Text"><text:span text:style-name="T1">-10</text:span></text:span><text:span text:style-name="Source_20_Text"><text:span text:style-name="T2">5</text:span></text:span><text:span text:style-name="Source_20_Text"><text:span text:style-name="T1"> &lt;= nums[i][j] &lt;= 10</text:span></text:span><text:span text:style-name="Source_20_Text"><text:span text:style-name="T4">5</text:span></text:span></text:p>
        </text:list-item>
        <text:list-item>
          <text:p text:style-name="P12"><text:span text:style-name="Source_20_Text"><text:span text:style-name="T1">nums[i]</text:span></text:span> is sorted in <text:span text:style-name="Strong_20_Emphasis"><text:span text:style-name="T2">non-decreasing</text:span></text:span> order.</text:p>
        </text:list-item>
      </text:list>
      <text:p text:style-name="Standard"/>
      <text:h text:style-name="P1" text:outline-level="1">Smallest Range Covering Elements from K Lists</text:h>
      <text:p text:style-name="Standard">/*</text:p>
      <text:p text:style-name="Standard"><text:s text:c="4"/>k pointers</text:p>
      <text:p text:style-name="Standard"><text:s text:c="4"/>min heap to get the min</text:p>
      <text:p text:style-name="Standard"><text:s text:c="4"/>Time complexity: O(nlogk)</text:p>
      <text:p text:style-name="Standard"><text:s text:c="4"/>Space complexity: O(k)</text:p>
      <text:p text:style-name="Standard"><text:s text:c="4"/>n: total number of elements in all k lists</text:p>
      <text:p text:style-name="Standard">*/</text:p>
      <text:p text:style-name="Standard"/>
      <text:p text:style-name="Standard">typedef std::tuple&lt;int, int, int&gt; iii; // min_val,index of list, index of min_val</text:p>
      <text:p text:style-name="Standard"/>
      <text:p text:style-name="Standard">class Solution {</text:p>
      <text:p text:style-name="Standard"><text:s text:c="4"/>public:</text:p>
      <text:p text:style-name="Standard"><text:s text:c="8"/>std::vector&lt;int&gt; smallestRange(std::vector&lt;std::vector&lt;int&gt;&gt;&amp; nums){</text:p>
      <text:p text:style-name="P7"><text:s text:c="12"/>int k=nums.size();</text:p>
      <text:p text:style-name="P7"><text:s text:c="12"/>int left=INT_MAX,right=INT_MIN;</text:p>
      <text:p text:style-name="P7"><text:s text:c="12"/>std::priority_queue&lt;iii,std::vector&lt;iii&gt;,std::greater&lt;iii&gt;&gt; min_heap;</text:p>
      <text:p text:style-name="Standard"><text:s text:c="12"/>for(int i=0;i&lt;k;++i){</text:p>
      <text:p text:style-name="Standard"><text:s text:c="16"/>auto v=nums[i];</text:p>
      <text:p text:style-name="Standard"><text:s text:c="16"/>left=std::min(left,v[0]);</text:p>
      <text:p text:style-name="Standard"><text:s text:c="16"/>right=std::max(right,v[0]);</text:p>
      <text:p text:style-name="Standard"><text:s text:c="16"/>min_heap.push({v[0],i,0});</text:p>
      <text:p text:style-name="P9"><text:s text:c="12"/>}</text:p>
      <text:p text:style-name="P7"><text:s text:c="12"/>std::vector&lt;int&gt; ans={left,right}; <text:s text:c="8"/></text:p>
      <text:p text:style-name="Standard"><text:s text:c="12"/>while(!min_heap.empty()){</text:p>
      <text:p text:style-name="Standard"><text:s text:c="16"/>auto [mi,list_idx,mi_idx]=min_heap.top();</text:p>
      <text:p text:style-name="P7"><text:s text:c="16"/>min_heap.pop();</text:p>
      <text:p text:style-name="P7"><text:s text:c="16"/>mi_idx++;</text:p>
      <text:p text:style-name="Standard"><text:s text:c="16"/>if(mi_idx&lt;nums[list_idx].size()){</text:p>
      <text:p text:style-name="Standard"><text:s text:c="20"/>min_heap.push({nums[list_idx][mi_idx],list_idx,mi_idx});</text:p>
      <text:p text:style-name="Standard"><text:s text:c="20"/>left=std::get&lt;0&gt;(min_heap.top());</text:p>
      <text:p text:style-name="Standard"><text:s text:c="20"/>right=std::max(right,nums[list_idx][mi_idx]); <text:s text:c="5"/></text:p>
      <text:p text:style-name="Standard"><text:s text:c="16"/>}</text:p>
      <text:p text:style-name="P8"><text:s text:c="16"/>else break;</text:p>
      <text:p text:style-name="Standard"><text:s text:c="16"/>if(right-left&lt;ans[1]-ans[0]) ans={left,right}; <text:s text:c="15"/></text:p>
      <text:p text:style-name="P6"><text:s text:c="12"/>}</text:p>
      <text:p text:style-name="Standard"><text:s text:c="12"/>return ans;</text:p>
      <text:p text:style-name="Standard"><text:s text:c="8"/>}</text:p>
      <text:p text:style-name="Standard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8:09:06.451067278</meta:creation-date>
    <dc:date>2024-10-13T18:54:06.161738832</dc:date>
    <meta:editing-duration>PT34M41S</meta:editing-duration>
    <meta:editing-cycles>1</meta:editing-cycles>
    <meta:document-statistic meta:table-count="0" meta:image-count="0" meta:object-count="0" meta:page-count="2" meta:paragraph-count="57" meta:word-count="233" meta:character-count="2094" meta:non-whitespace-character-count="1506"/>
    <meta:generator>LibreOffice/24.2.6.2$Linux_X86_64 LibreOffice_project/420$Build-2</meta:generator>
  </office:meta>
</office:document-meta>
</file>